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c2ff6" officeooo:paragraph-rsid="000c2ff6"/>
    </style:style>
    <style:style style:name="P2" style:family="paragraph" style:parent-style-name="Text_20_body" style:list-style-name="L40"/>
    <style:style style:name="P3" style:family="paragraph" style:parent-style-name="Text_20_body" style:list-style-name="L41"/>
    <style:style style:name="P4" style:family="paragraph" style:parent-style-name="Text_20_body" style:list-style-name="L42"/>
    <style:style style:name="P5" style:family="paragraph" style:parent-style-name="Text_20_body" style:list-style-name="L43"/>
    <style:style style:name="P6" style:family="paragraph" style:parent-style-name="Text_20_body" style:list-style-name="L44"/>
    <style:style style:name="P7" style:family="paragraph" style:parent-style-name="Text_20_body" style:list-style-name="L45"/>
    <style:style style:name="P8" style:family="paragraph" style:parent-style-name="Text_20_body" style:list-style-name="L46"/>
    <style:style style:name="P9" style:family="paragraph" style:parent-style-name="Text_20_body" style:list-style-name="L47"/>
    <style:style style:name="P10" style:family="paragraph" style:parent-style-name="Text_20_body" style:list-style-name="L48"/>
    <style:style style:name="P11" style:family="paragraph" style:parent-style-name="Text_20_body" style:list-style-name="L49"/>
    <style:style style:name="P12" style:family="paragraph" style:parent-style-name="Text_20_body" style:list-style-name="L50"/>
    <style:style style:name="P13" style:family="paragraph" style:parent-style-name="Text_20_body" style:list-style-name="L51"/>
    <style:style style:name="P14" style:family="paragraph" style:parent-style-name="Text_20_body" style:list-style-name="L52"/>
    <style:style style:name="P15" style:family="paragraph" style:parent-style-name="Text_20_body" style:list-style-name="L53"/>
    <style:style style:name="P16" style:family="paragraph" style:parent-style-name="Text_20_body" style:list-style-name="L54"/>
    <style:style style:name="P17" style:family="paragraph" style:parent-style-name="Text_20_body" style:list-style-name="L55"/>
    <style:style style:name="P18" style:family="paragraph" style:parent-style-name="Text_20_body" style:list-style-name="L56"/>
    <style:style style:name="P19" style:family="paragraph" style:parent-style-name="Text_20_body" style:list-style-name="L57"/>
    <style:style style:name="P20" style:family="paragraph" style:parent-style-name="Text_20_body" style:list-style-name="L58"/>
    <style:style style:name="P21" style:family="paragraph" style:parent-style-name="Text_20_body" style:list-style-name="L59"/>
    <style:style style:name="P22" style:family="paragraph" style:parent-style-name="Text_20_body" style:list-style-name="L60"/>
    <style:style style:name="P23" style:family="paragraph" style:parent-style-name="Text_20_body" style:list-style-name="L61"/>
    <style:style style:name="P24" style:family="paragraph" style:parent-style-name="Text_20_body" style:list-style-name="L62"/>
    <style:style style:name="P25" style:family="paragraph" style:parent-style-name="Text_20_body" style:list-style-name="L63"/>
    <style:style style:name="P26" style:family="paragraph" style:parent-style-name="Text_20_body" style:list-style-name="L64"/>
    <style:style style:name="P27" style:family="paragraph" style:parent-style-name="Text_20_body" style:list-style-name="L65"/>
    <style:style style:name="P28" style:family="paragraph" style:parent-style-name="Text_20_body" style:list-style-name="L66"/>
    <style:style style:name="P29" style:family="paragraph" style:parent-style-name="Text_20_body" style:list-style-name="L67"/>
    <style:style style:name="P30" style:family="paragraph" style:parent-style-name="Text_20_body" style:list-style-name="L68"/>
    <style:style style:name="P31" style:family="paragraph" style:parent-style-name="Text_20_body" style:list-style-name="L69"/>
    <style:style style:name="P32" style:family="paragraph" style:parent-style-name="Text_20_body" style:list-style-name="L70"/>
    <style:style style:name="P33" style:family="paragraph" style:parent-style-name="Text_20_body" style:list-style-name="L71"/>
    <style:style style:name="P34" style:family="paragraph" style:parent-style-name="Text_20_body" style:list-style-name="L72"/>
    <style:style style:name="P35" style:family="paragraph" style:parent-style-name="Text_20_body" style:list-style-name="L73"/>
    <style:style style:name="P36" style:family="paragraph" style:parent-style-name="Text_20_body" style:list-style-name="L74"/>
    <style:style style:name="P37" style:family="paragraph" style:parent-style-name="Text_20_body" style:list-style-name="L75"/>
    <style:style style:name="P38" style:family="paragraph" style:parent-style-name="Text_20_body" style:list-style-name="L76"/>
    <style:style style:name="P39" style:family="paragraph" style:parent-style-name="Text_20_body" style:list-style-name="L77"/>
    <style:style style:name="P40" style:family="paragraph" style:parent-style-name="Text_20_body" style:list-style-name="L78"/>
    <style:style style:name="P41" style:family="paragraph" style:parent-style-name="Text_20_body">
      <style:paragraph-properties fo:text-align="end" style:justify-single-word="false"/>
      <style:text-properties officeooo:rsid="000c2ff6" officeooo:paragraph-rsid="000c2ff6"/>
    </style:style>
    <style:style style:name="P42" style:family="paragraph" style:parent-style-name="Text_20_body" style:list-style-name="L40">
      <style:paragraph-properties fo:margin-top="0cm" fo:margin-bottom="0cm" loext:contextual-spacing="false"/>
    </style:style>
    <style:style style:name="P43" style:family="paragraph" style:parent-style-name="Text_20_body" style:list-style-name="L41">
      <style:paragraph-properties fo:margin-top="0cm" fo:margin-bottom="0cm" loext:contextual-spacing="false"/>
    </style:style>
    <style:style style:name="P44" style:family="paragraph" style:parent-style-name="Text_20_body" style:list-style-name="L42">
      <style:paragraph-properties fo:margin-top="0cm" fo:margin-bottom="0cm" loext:contextual-spacing="false"/>
    </style:style>
    <style:style style:name="P45" style:family="paragraph" style:parent-style-name="Text_20_body" style:list-style-name="L43">
      <style:paragraph-properties fo:margin-top="0cm" fo:margin-bottom="0cm" loext:contextual-spacing="false"/>
    </style:style>
    <style:style style:name="P46" style:family="paragraph" style:parent-style-name="Text_20_body" style:list-style-name="L44">
      <style:paragraph-properties fo:margin-top="0cm" fo:margin-bottom="0cm" loext:contextual-spacing="false"/>
    </style:style>
    <style:style style:name="P47" style:family="paragraph" style:parent-style-name="Text_20_body" style:list-style-name="L45">
      <style:paragraph-properties fo:margin-top="0cm" fo:margin-bottom="0cm" loext:contextual-spacing="false"/>
    </style:style>
    <style:style style:name="P48" style:family="paragraph" style:parent-style-name="Text_20_body" style:list-style-name="L46">
      <style:paragraph-properties fo:margin-top="0cm" fo:margin-bottom="0cm" loext:contextual-spacing="false"/>
    </style:style>
    <style:style style:name="P49" style:family="paragraph" style:parent-style-name="Text_20_body" style:list-style-name="L47">
      <style:paragraph-properties fo:margin-top="0cm" fo:margin-bottom="0cm" loext:contextual-spacing="false"/>
    </style:style>
    <style:style style:name="P50" style:family="paragraph" style:parent-style-name="Text_20_body" style:list-style-name="L48">
      <style:paragraph-properties fo:margin-top="0cm" fo:margin-bottom="0cm" loext:contextual-spacing="false"/>
    </style:style>
    <style:style style:name="P51" style:family="paragraph" style:parent-style-name="Text_20_body" style:list-style-name="L49">
      <style:paragraph-properties fo:margin-top="0cm" fo:margin-bottom="0cm" loext:contextual-spacing="false"/>
    </style:style>
    <style:style style:name="P52" style:family="paragraph" style:parent-style-name="Text_20_body" style:list-style-name="L50">
      <style:paragraph-properties fo:margin-top="0cm" fo:margin-bottom="0cm" loext:contextual-spacing="false"/>
    </style:style>
    <style:style style:name="P53" style:family="paragraph" style:parent-style-name="Text_20_body" style:list-style-name="L51">
      <style:paragraph-properties fo:margin-top="0cm" fo:margin-bottom="0cm" loext:contextual-spacing="false"/>
    </style:style>
    <style:style style:name="P54" style:family="paragraph" style:parent-style-name="Text_20_body" style:list-style-name="L52">
      <style:paragraph-properties fo:margin-top="0cm" fo:margin-bottom="0cm" loext:contextual-spacing="false"/>
    </style:style>
    <style:style style:name="P55" style:family="paragraph" style:parent-style-name="Text_20_body" style:list-style-name="L53">
      <style:paragraph-properties fo:margin-top="0cm" fo:margin-bottom="0cm" loext:contextual-spacing="false"/>
    </style:style>
    <style:style style:name="P56" style:family="paragraph" style:parent-style-name="Text_20_body" style:list-style-name="L54">
      <style:paragraph-properties fo:margin-top="0cm" fo:margin-bottom="0cm" loext:contextual-spacing="false"/>
    </style:style>
    <style:style style:name="P57" style:family="paragraph" style:parent-style-name="Text_20_body" style:list-style-name="L55">
      <style:paragraph-properties fo:margin-top="0cm" fo:margin-bottom="0cm" loext:contextual-spacing="false"/>
    </style:style>
    <style:style style:name="P58" style:family="paragraph" style:parent-style-name="Text_20_body" style:list-style-name="L57">
      <style:paragraph-properties fo:margin-top="0cm" fo:margin-bottom="0cm" loext:contextual-spacing="false"/>
    </style:style>
    <style:style style:name="P59" style:family="paragraph" style:parent-style-name="Text_20_body" style:list-style-name="L58">
      <style:paragraph-properties fo:margin-top="0cm" fo:margin-bottom="0cm" loext:contextual-spacing="false"/>
    </style:style>
    <style:style style:name="P60" style:family="paragraph" style:parent-style-name="Text_20_body" style:list-style-name="L59">
      <style:paragraph-properties fo:margin-top="0cm" fo:margin-bottom="0cm" loext:contextual-spacing="false"/>
    </style:style>
    <style:style style:name="P61" style:family="paragraph" style:parent-style-name="Text_20_body" style:list-style-name="L60">
      <style:paragraph-properties fo:margin-top="0cm" fo:margin-bottom="0cm" loext:contextual-spacing="false"/>
    </style:style>
    <style:style style:name="P62" style:family="paragraph" style:parent-style-name="Text_20_body" style:list-style-name="L61">
      <style:paragraph-properties fo:margin-top="0cm" fo:margin-bottom="0cm" loext:contextual-spacing="false"/>
    </style:style>
    <style:style style:name="P63" style:family="paragraph" style:parent-style-name="Text_20_body" style:list-style-name="L62">
      <style:paragraph-properties fo:margin-top="0cm" fo:margin-bottom="0cm" loext:contextual-spacing="false"/>
    </style:style>
    <style:style style:name="P64" style:family="paragraph" style:parent-style-name="Text_20_body" style:list-style-name="L63">
      <style:paragraph-properties fo:margin-top="0cm" fo:margin-bottom="0cm" loext:contextual-spacing="false"/>
    </style:style>
    <style:style style:name="P65" style:family="paragraph" style:parent-style-name="Text_20_body" style:list-style-name="L64">
      <style:paragraph-properties fo:margin-top="0cm" fo:margin-bottom="0cm" loext:contextual-spacing="false"/>
    </style:style>
    <style:style style:name="P66" style:family="paragraph" style:parent-style-name="Text_20_body" style:list-style-name="L65">
      <style:paragraph-properties fo:margin-top="0cm" fo:margin-bottom="0cm" loext:contextual-spacing="false"/>
    </style:style>
    <style:style style:name="P67" style:family="paragraph" style:parent-style-name="Text_20_body" style:list-style-name="L66">
      <style:paragraph-properties fo:margin-top="0cm" fo:margin-bottom="0cm" loext:contextual-spacing="false"/>
    </style:style>
    <style:style style:name="P68" style:family="paragraph" style:parent-style-name="Text_20_body" style:list-style-name="L67">
      <style:paragraph-properties fo:margin-top="0cm" fo:margin-bottom="0cm" loext:contextual-spacing="false"/>
    </style:style>
    <style:style style:name="P69" style:family="paragraph" style:parent-style-name="Text_20_body" style:list-style-name="L68">
      <style:paragraph-properties fo:margin-top="0cm" fo:margin-bottom="0cm" loext:contextual-spacing="false"/>
    </style:style>
    <style:style style:name="P70" style:family="paragraph" style:parent-style-name="Text_20_body" style:list-style-name="L69">
      <style:paragraph-properties fo:margin-top="0cm" fo:margin-bottom="0cm" loext:contextual-spacing="false"/>
    </style:style>
    <style:style style:name="P71" style:family="paragraph" style:parent-style-name="Text_20_body" style:list-style-name="L70">
      <style:paragraph-properties fo:margin-top="0cm" fo:margin-bottom="0cm" loext:contextual-spacing="false"/>
    </style:style>
    <style:style style:name="P72" style:family="paragraph" style:parent-style-name="Text_20_body" style:list-style-name="L71">
      <style:paragraph-properties fo:margin-top="0cm" fo:margin-bottom="0cm" loext:contextual-spacing="false"/>
    </style:style>
    <style:style style:name="P73" style:family="paragraph" style:parent-style-name="Text_20_body" style:list-style-name="L72">
      <style:paragraph-properties fo:margin-top="0cm" fo:margin-bottom="0cm" loext:contextual-spacing="false"/>
    </style:style>
    <style:style style:name="P74" style:family="paragraph" style:parent-style-name="Text_20_body" style:list-style-name="L73">
      <style:paragraph-properties fo:margin-top="0cm" fo:margin-bottom="0cm" loext:contextual-spacing="false"/>
    </style:style>
    <style:style style:name="P75" style:family="paragraph" style:parent-style-name="Text_20_body" style:list-style-name="L74">
      <style:paragraph-properties fo:margin-top="0cm" fo:margin-bottom="0cm" loext:contextual-spacing="false"/>
    </style:style>
    <style:style style:name="P76" style:family="paragraph" style:parent-style-name="Text_20_body" style:list-style-name="L75">
      <style:paragraph-properties fo:margin-top="0cm" fo:margin-bottom="0cm" loext:contextual-spacing="false"/>
    </style:style>
    <style:style style:name="P77" style:family="paragraph" style:parent-style-name="Text_20_body" style:list-style-name="L76">
      <style:paragraph-properties fo:margin-top="0cm" fo:margin-bottom="0cm" loext:contextual-spacing="false"/>
    </style:style>
    <style:style style:name="P78" style:family="paragraph" style:parent-style-name="Text_20_body" style:list-style-name="L77">
      <style:paragraph-properties fo:margin-top="0cm" fo:margin-bottom="0cm" loext:contextual-spacing="false"/>
    </style:style>
    <style:style style:name="P79" style:family="paragraph" style:parent-style-name="Text_20_body" style:list-style-name="L78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nlage „Fachschaftenliste“ zur FKGO</text:h>
      <text:p text:style-name="P41">Beschlossen durch die Fachschaftenkonferenz am 14.11.2016</text:p>
      <text:p text:style-name="P41">Bestätigt durch das Studierendenparlament am dd.mm.yyyy</text:p>
      <text:h text:style-name="Heading_20_1" text:outline-level="1">Liste der Fachschaften der RFWU Bonn mit zugeordneten Studiengängen</text:h>
      <text:h text:style-name="Heading_20_2" text:outline-level="2">Altkatholische Theologie</text:h>
      <text:list xml:id="list1562621365262321847" text:style-name="L40">
        <text:list-item>
          <text:p text:style-name="P42">Alt-Katholische und Ökumenische Theologie (Master of Arts) </text:p>
        </text:list-item>
        <text:list-item>
          <text:p text:style-name="P2">Altkatholische Theologie (Kirchl.Ex.) </text:p>
        </text:list-item>
      </text:list>
      <text:h text:style-name="Heading_20_2" text:outline-level="2">Anglistik</text:h>
      <text:list xml:id="list3819316253207113073" text:style-name="L41">
        <text:list-item>
          <text:p text:style-name="P43">Allgemeine Sprachwissenschaft (Promotion) </text:p>
        </text:list-item>
        <text:list-item>
          <text:p text:style-name="P43">Anglistik/Amerikanistik: Literatur- und Kulturwissenschaft (Promotion) </text:p>
        </text:list-item>
        <text:list-item>
          <text:p text:style-name="P43">Anglistik/Amerikanistik: Sprachwissenschaft (Promotion) </text:p>
        </text:list-item>
        <text:list-item>
          <text:p text:style-name="P43">Anglistik II (Promotion) </text:p>
        </text:list-item>
        <text:list-item>
          <text:p text:style-name="P43">Anglistik/Amerikanische Sprache u. Literatur (Promotion) </text:p>
        </text:list-item>
        <text:list-item>
          <text:p text:style-name="P43">Anglistik/Neuere Englische Literatur (Promotion) </text:p>
        </text:list-item>
        <text:list-item>
          <text:p text:style-name="P43">Applied Linguistics (Master of Arts) </text:p>
        </text:list-item>
        <text:list-item>
          <text:p text:style-name="P43">Englische Philologie (Promotion) </text:p>
        </text:list-item>
        <text:list-item>
          <text:p text:style-name="P43">English Literatures and Cultures (Master of Arts) </text:p>
        </text:list-item>
        <text:list-item>
          <text:p text:style-name="P43">English Studies (Bachelor of Arts) </text:p>
        </text:list-item>
        <text:list-item>
          <text:p text:style-name="P43">Keltologie (Bachelor of Arts) </text:p>
        </text:list-item>
        <text:list-item>
          <text:p text:style-name="P3">North American Studies (Master of Arts) </text:p>
        </text:list-item>
      </text:list>
      <text:h text:style-name="Heading_20_2" text:outline-level="2">Archäologie</text:h>
      <text:list xml:id="list7869621925432326630" text:style-name="L42">
        <text:list-item>
          <text:p text:style-name="P44">Ägyptologie (Master of Arts) </text:p>
        </text:list-item>
        <text:list-item>
          <text:p text:style-name="P44">Ägyptologie (Promotion) </text:p>
        </text:list-item>
        <text:list-item>
          <text:p text:style-name="P44">Archäologien (Bachelor of Arts) </text:p>
        </text:list-item>
        <text:list-item>
          <text:p text:style-name="P44">Christliche Archäologie (Promotion) </text:p>
        </text:list-item>
        <text:list-item>
          <text:p text:style-name="P44">Frühgeschichtliche Archäologie und Archäologie der Römischen Provinzen (Master of Arts) </text:p>
        </text:list-item>
        <text:list-item>
          <text:p text:style-name="P44">Klassische Archäologie (Promotion) </text:p>
        </text:list-item>
        <text:list-item>
          <text:p text:style-name="P44">Klassische Archäologie (Master of Arts) </text:p>
        </text:list-item>
        <text:list-item>
          <text:p text:style-name="P44">Kunstgeschichte und Archäologie (Bachelor of Arts) </text:p>
        </text:list-item>
        <text:list-item>
          <text:p text:style-name="P4">Vor- u. frühgeschichtliche Archäologie (Promotion) </text:p>
        </text:list-item>
      </text:list>
      <text:h text:style-name="Heading_20_2" text:outline-level="2"><text:soft-page-break/>Biologie</text:h>
      <text:list xml:id="list6787820970615922533" text:style-name="L43">
        <text:list-item>
          <text:p text:style-name="P45">Biologie (Bachelor of Science) </text:p>
        </text:list-item>
        <text:list-item>
          <text:p text:style-name="P45">Biologie (Promotion) </text:p>
        </text:list-item>
        <text:list-item>
          <text:p text:style-name="P45">Mikrobiologie (Master of Science) </text:p>
        </text:list-item>
        <text:list-item>
          <text:p text:style-name="P45">Molecular Biology and Biotechnology (Master of Science) </text:p>
        </text:list-item>
        <text:list-item>
          <text:p text:style-name="P45">Organismic Biology, Evolutionary Biology and Palaeobiology (Master of Science) </text:p>
        </text:list-item>
        <text:list-item>
          <text:p text:style-name="P5">Plant Sciences (Master of Science) </text:p>
        </text:list-item>
      </text:list>
      <text:h text:style-name="Heading_20_2" text:outline-level="2">Chemie</text:h>
      <text:list xml:id="list752179456422683974" text:style-name="L44">
        <text:list-item>
          <text:p text:style-name="P46">Chemie (Bachelor of Science) </text:p>
        </text:list-item>
        <text:list-item>
          <text:p text:style-name="P46">Chemie (Promotion) </text:p>
        </text:list-item>
        <text:list-item>
          <text:p text:style-name="P6">Chemistry (Master of Science) </text:p>
        </text:list-item>
      </text:list>
      <text:h text:style-name="Heading_20_2" text:outline-level="2">ELW</text:h>
      <text:list xml:id="list1216691691713246743" text:style-name="L45">
        <text:list-item>
          <text:p text:style-name="P47">Agricultural and Food Economics (Master of Science) </text:p>
        </text:list-item>
        <text:list-item>
          <text:p text:style-name="P47">Ernährungs- u. Haushaltswissenschaft (Promotion) </text:p>
        </text:list-item>
        <text:list-item>
          <text:p text:style-name="P47">Ernaehrungswiss. (Promotion) </text:p>
        </text:list-item>
        <text:list-item>
          <text:p text:style-name="P47">Ernährungs- und Lebensmittelwissenschaften (Bachelor of Science) </text:p>
        </text:list-item>
        <text:list-item>
          <text:p text:style-name="P47">Ernährungs- und Lebensmittelwissenschaften (Promotion) </text:p>
        </text:list-item>
        <text:list-item>
          <text:p text:style-name="P47">Humanernährung (Master of Science) </text:p>
        </text:list-item>
        <text:list-item>
          <text:p text:style-name="P47">Lebensmitteltechnologie (Promotion) </text:p>
        </text:list-item>
        <text:list-item>
          <text:p text:style-name="P47">Lebensmittelchemie (Promotion) </text:p>
        </text:list-item>
        <text:list-item>
          <text:p text:style-name="P47">Lebensmittelchemie (Staatsex.) </text:p>
        </text:list-item>
        <text:list-item>
          <text:p text:style-name="P7">Lebensmitteltechnologie (Master of Science) </text:p>
        </text:list-item>
      </text:list>
      <text:h text:style-name="Heading_20_2" text:outline-level="2">Ethnologie / Altamerikanistik</text:h>
      <text:list xml:id="list4692612730997819035" text:style-name="L46">
        <text:list-item>
          <text:p text:style-name="P48">Alt-Amerikanistik (Promotion) </text:p>
        </text:list-item>
        <text:list-item>
          <text:p text:style-name="P48">Altamerikanistik und Ethnologie (Bachelor of Arts) </text:p>
        </text:list-item>
        <text:list-item>
          <text:p text:style-name="P48">Altamerikanistik/Ethnologie (Master of Arts) </text:p>
        </text:list-item>
        <text:list-item>
          <text:p text:style-name="P48">Ethnologie (Promotion) </text:p>
        </text:list-item>
        <text:list-item>
          <text:p text:style-name="P48">Ethnologie unter besond.Berücks.d.Altamerikanistik (Promotion) </text:p>
        </text:list-item>
        <text:list-item>
          <text:p text:style-name="P48">Kulturstudien zu Lateinamerika/Estudios culturales de America Latina (Master of Arts) </text:p>
        </text:list-item>
        <text:list-item>
          <text:p text:style-name="P8">Lateinamerika- und Altamerikastudien (Bachelor of Arts) </text:p>
        </text:list-item>
      </text:list>
      <text:h text:style-name="Heading_20_2" text:outline-level="2">Evangelische Theologie</text:h>
      <text:list xml:id="list3565209945276829489" text:style-name="L47">
        <text:list-item>
          <text:p text:style-name="P49">Ecumenical Studies (Master of Arts) </text:p>
        </text:list-item>
        <text:list-item>
          <text:p text:style-name="P49">Evangelische Theologie und Hermeneutik (Bachelor of Arts) </text:p>
        </text:list-item>
        <text:list-item>
          <text:p text:style-name="P49">Evangelische Theologie (Kirchl.Ex.) </text:p>
        </text:list-item>
        <text:list-item>
          <text:p text:style-name="P49"><text:soft-page-break/>Evangelische Theologie (Magister Theologiae (ev.)) </text:p>
        </text:list-item>
        <text:list-item>
          <text:p text:style-name="P49">Evangelische Theologie (Master of Arts) </text:p>
        </text:list-item>
        <text:list-item>
          <text:p text:style-name="P49">Evangelische Theologie (Promotion) </text:p>
        </text:list-item>
        <text:list-item>
          <text:p text:style-name="P9">Extended Ecumenical Studies (Master of Arts) </text:p>
        </text:list-item>
      </text:list>
      <text:h text:style-name="Heading_20_2" text:outline-level="2">GeKoSka</text:h>
      <text:list xml:id="list413390973404431398" text:style-name="L48">
        <text:list-item>
          <text:p text:style-name="P50">Ält.u.Neu.Germanistik (Promotion) </text:p>
        </text:list-item>
        <text:list-item>
          <text:p text:style-name="P50">Deutsch als Zweit- und Fremdsprache (Bachelor of Arts) </text:p>
        </text:list-item>
        <text:list-item>
          <text:p text:style-name="P50">Deutsche Sprache u.ältere deutsche Literatur (Promotion) </text:p>
        </text:list-item>
        <text:list-item>
          <text:p text:style-name="P50">German and Comparative Literature (Master of Arts) </text:p>
        </text:list-item>
        <text:list-item>
          <text:p text:style-name="P50">Germanistik (Bachelor of Arts) </text:p>
        </text:list-item>
        <text:list-item>
          <text:p text:style-name="P50">Germanistik (Master of Arts) </text:p>
        </text:list-item>
        <text:list-item>
          <text:p text:style-name="P50">Germanistik, Vergleichende Literatur- und Kulturwissenschaft (Bachelor of Arts) </text:p>
        </text:list-item>
        <text:list-item>
          <text:p text:style-name="P50">Komparatistik (Bachelor of Arts) </text:p>
        </text:list-item>
        <text:list-item>
          <text:p text:style-name="P50">Komparatistik (Master of Arts) </text:p>
        </text:list-item>
        <text:list-item>
          <text:p text:style-name="P50">Kulturwissenschaft (Promotion) </text:p>
        </text:list-item>
        <text:list-item>
          <text:p text:style-name="P50">Neuere deutsche Literatur (Promotion) </text:p>
        </text:list-item>
        <text:list-item>
          <text:p text:style-name="P50">Neuere Deutsche Literaturwissenschaft: Deutsch-Italienische Forschungen (Promotion) </text:p>
        </text:list-item>
        <text:list-item>
          <text:p text:style-name="P50">Skandinavistik (Bachelor of Arts) </text:p>
        </text:list-item>
        <text:list-item>
          <text:p text:style-name="P50">Skandinavistik (Master of Arts) </text:p>
        </text:list-item>
        <text:list-item>
          <text:p text:style-name="P50">Skandinavistik (Promotion) </text:p>
        </text:list-item>
        <text:list-item>
          <text:p text:style-name="P50">Slavistik (Promotion) </text:p>
        </text:list-item>
        <text:list-item>
          <text:p text:style-name="P10">Vergleichende Literaturwissenschaft (Promotion) </text:p>
        </text:list-item>
      </text:list>
      <text:h text:style-name="Heading_20_2" text:outline-level="2">Geodäsie</text:h>
      <text:list xml:id="list4987256200909989716" text:style-name="L49">
        <text:list-item>
          <text:p text:style-name="P51">Geodäsie (Promotion) </text:p>
        </text:list-item>
        <text:list-item>
          <text:p text:style-name="P51">Geodäsie und Geoinformation (Bachelor of Science) </text:p>
        </text:list-item>
        <text:list-item>
          <text:p text:style-name="P51">Geodäsie und Geoinformation (Master of Science) </text:p>
        </text:list-item>
        <text:list-item>
          <text:p text:style-name="P11">Geodäsie und Geoinformation (Promotion) </text:p>
        </text:list-item>
      </text:list>
      <text:h text:style-name="Heading_20_2" text:outline-level="2">Geographie</text:h>
      <text:list xml:id="list5199987162815971052" text:style-name="L50">
        <text:list-item>
          <text:p text:style-name="P52">Entwicklungsforschung (Promotion) </text:p>
        </text:list-item>
        <text:list-item>
          <text:p text:style-name="P52">Geographie (Bachelor of Arts) </text:p>
        </text:list-item>
        <text:list-item>
          <text:p text:style-name="P52">Geographie (Bachelor of Science) </text:p>
        </text:list-item>
        <text:list-item>
          <text:p text:style-name="P52">Geographie (Master of Science) </text:p>
        </text:list-item>
        <text:list-item>
          <text:p text:style-name="P52">Geographie (Promotion) </text:p>
        </text:list-item>
        <text:list-item>
          <text:p text:style-name="P52">Geography of Environmental Risks and Human Security (Master of Science) </text:p>
        </text:list-item>
        <text:list-item>
          <text:p text:style-name="P52">Historische Geographie (Promotion) </text:p>
        </text:list-item>
        <text:list-item>
          <text:p text:style-name="P12">Katastrophenvorsorge und Katastrophenmanagement (Master) </text:p>
        </text:list-item>
      </text:list>
      <text:h text:style-name="Heading_20_2" text:outline-level="2"><text:soft-page-break/>Geschichte</text:h>
      <text:list xml:id="list7869442033667764368" text:style-name="L51">
        <text:list-item>
          <text:p text:style-name="P53">Alte Geschichte (Promotion) </text:p>
        </text:list-item>
        <text:list-item>
          <text:p text:style-name="P53">Geschichte (Bachelor of Arts) </text:p>
        </text:list-item>
        <text:list-item>
          <text:p text:style-name="P53">Geschichte (Master of Arts) </text:p>
        </text:list-item>
        <text:list-item>
          <text:p text:style-name="P53">Geschichte (Promotion) </text:p>
        </text:list-item>
        <text:list-item>
          <text:p text:style-name="P53">Historische Hilfswissenschaften u. Archivkunde (Promotion) </text:p>
        </text:list-item>
        <text:list-item>
          <text:p text:style-name="P53">Mittelalterliche und neuere Geschichte (Promotion) </text:p>
        </text:list-item>
        <text:list-item>
          <text:p text:style-name="P53">Mittelalterstudien (Master of Arts) </text:p>
        </text:list-item>
        <text:list-item>
          <text:p text:style-name="P53">Osteuropäische Geschichte (Promotion) </text:p>
        </text:list-item>
        <text:list-item>
          <text:p text:style-name="P53">Rheinische Landesgeschichte (Promotion) </text:p>
        </text:list-item>
        <text:list-item>
          <text:p text:style-name="P13">Verfassungs-, Sozial- und Wirtschaftsgeschichte (Promotion) </text:p>
        </text:list-item>
      </text:list>
      <text:h text:style-name="Heading_20_2" text:outline-level="2">Griechische und Lateinische Philologie</text:h>
      <text:list xml:id="list7824636416436383152" text:style-name="L52">
        <text:list-item>
          <text:p text:style-name="P54">Griechische und Lateinische Literatur der Antike und ihr Fortleben (Master of Arts) </text:p>
        </text:list-item>
        <text:list-item>
          <text:p text:style-name="P54">Griechische Literatur der Antike und ihr Fortleben (Bachelor of Arts) </text:p>
        </text:list-item>
        <text:list-item>
          <text:p text:style-name="P54">Griechisch (LA BA Gym Ge) </text:p>
        </text:list-item>
        <text:list-item>
          <text:p text:style-name="P54">Griechisch (LA MA Gym Ge) </text:p>
        </text:list-item>
        <text:list-item>
          <text:p text:style-name="P54">Griechische und Lateinische Literatur der Antike und ihr Fortleben (Bachelor of Arts) </text:p>
        </text:list-item>
        <text:list-item>
          <text:p text:style-name="P54">Klassische Philologie/Griechisch (Promotion) </text:p>
        </text:list-item>
        <text:list-item>
          <text:p text:style-name="P54">Klassische Philologie/Latein (Promotion) </text:p>
        </text:list-item>
        <text:list-item>
          <text:p text:style-name="P54">Latein (LA BA Gym Ge) </text:p>
        </text:list-item>
        <text:list-item>
          <text:p text:style-name="P54">Latein (LA MA Gym Ge) </text:p>
        </text:list-item>
        <text:list-item>
          <text:p text:style-name="P54">Latein (Promotion) </text:p>
        </text:list-item>
        <text:list-item>
          <text:p text:style-name="P14">Lateinische Literatur der Antike und ihr Fortleben (Bachelor of Arts) </text:p>
        </text:list-item>
      </text:list>
      <text:h text:style-name="Heading_20_2" text:outline-level="2">Informatik</text:h>
      <text:list xml:id="list4347149229488816384" text:style-name="L53">
        <text:list-item>
          <text:p text:style-name="P55">Computational Life Sciences (Promotion) </text:p>
        </text:list-item>
        <text:list-item>
          <text:p text:style-name="P55">Computer Science (Master of Science) </text:p>
        </text:list-item>
        <text:list-item>
          <text:p text:style-name="P55">Informatik (Bachelor of Science) </text:p>
        </text:list-item>
        <text:list-item>
          <text:p text:style-name="P55">Informatik (Promotion) </text:p>
        </text:list-item>
        <text:list-item>
          <text:p text:style-name="P15">Life Science Informatics (Master of Science) </text:p>
        </text:list-item>
      </text:list>
      <text:h text:style-name="Heading_20_2" text:outline-level="2">Jura</text:h>
      <text:list xml:id="list3762179455311864326" text:style-name="L54">
        <text:list-item>
          <text:p text:style-name="P56">Begleitfach Rechtswissenschaft (Bachelor of Arts) </text:p>
        </text:list-item>
        <text:list-item>
          <text:p text:style-name="P56">Deutsches Recht (Master of Laws) </text:p>
        </text:list-item>
        <text:list-item>
          <text:p text:style-name="P56">Deutsches Recht für im Ausland graduierte Juristen (Magister) </text:p>
        </text:list-item>
        <text:list-item>
          <text:p text:style-name="P56">Law and Economics (Bachelor of Laws) </text:p>
        </text:list-item>
        <text:list-item>
          <text:p text:style-name="P56">Rechtswissenschaft (Promotion) </text:p>
        </text:list-item>
        <text:list-item>
          <text:p text:style-name="P16">Rechtswissenschaft (Staatsex.) </text:p>
        </text:list-item>
      </text:list>
      <text:h text:style-name="Heading_20_2" text:outline-level="2"><text:soft-page-break/>Katholische Theologie</text:h>
      <text:list xml:id="list6074228194562304844" text:style-name="L55">
        <text:list-item>
          <text:p text:style-name="P57">Katholische Theologie (Kirchl.Ex.) </text:p>
        </text:list-item>
        <text:list-item>
          <text:p text:style-name="P57">Katholische Theologie (Promotion) </text:p>
        </text:list-item>
        <text:list-item>
          <text:p text:style-name="P57">Katholische Theologie (Bachelor of Arts) </text:p>
        </text:list-item>
        <text:list-item>
          <text:p text:style-name="P17">Katholische Theologie (Magister Theologiae (kath.)) </text:p>
        </text:list-item>
      </text:list>
      <text:h text:style-name="Heading_20_2" text:outline-level="2">Kommunikation in der globalisierten Mediengesellschaft</text:h>
      <text:list xml:id="list1749047351393850440" text:style-name="L56">
        <text:list-item>
          <text:p text:style-name="P18">Kommunikation in der globalisierten Mediengesellschaft (Bachelor of Arts) </text:p>
        </text:list-item>
      </text:list>
      <text:h text:style-name="Heading_20_2" text:outline-level="2">Kulturanthropologie</text:h>
      <text:list xml:id="list2072919423449430605" text:style-name="L57">
        <text:list-item>
          <text:p text:style-name="P58">Kulturanthropologie/Volkskunde (Master of Arts) </text:p>
        </text:list-item>
        <text:list-item>
          <text:p text:style-name="P19">Kulturanthropologie/Volkskunde (Promotion) </text:p>
        </text:list-item>
      </text:list>
      <text:h text:style-name="Heading_20_2" text:outline-level="2">Kunstgeschichte</text:h>
      <text:list xml:id="list6782862705129149731" text:style-name="L58">
        <text:list-item>
          <text:p text:style-name="P59">Kunstgeschichte (Bachelor of Arts) </text:p>
        </text:list-item>
        <text:list-item>
          <text:p text:style-name="P59">Kunstgeschichte (Master of Arts) </text:p>
        </text:list-item>
        <text:list-item>
          <text:p text:style-name="P20">Kunstgeschichte (Promotion) </text:p>
        </text:list-item>
      </text:list>
      <text:h text:style-name="Heading_20_2" text:outline-level="2">Landwirtschaft</text:h>
      <text:list xml:id="list6672249692707157771" text:style-name="L59">
        <text:list-item>
          <text:p text:style-name="P60">Agrarwissenschaften (Bachelor of Science) </text:p>
        </text:list-item>
        <text:list-item>
          <text:p text:style-name="P60">Agrarwissenschaften (Promotion) </text:p>
        </text:list-item>
        <text:list-item>
          <text:p text:style-name="P60">Agricultural Science and Resource-Management in the Tropics and Subtropics (Master of Science) </text:p>
        </text:list-item>
        <text:list-item>
          <text:p text:style-name="P60">Naturschutz und Landschaftsökologie (Master of Science) </text:p>
        </text:list-item>
        <text:list-item>
          <text:p text:style-name="P60">Nutzpflanzenwissenschaften (Master of Science) </text:p>
        </text:list-item>
        <text:list-item>
          <text:p text:style-name="P21">Tierwissenschaften (Master of Science) </text:p>
        </text:list-item>
      </text:list>
      <text:h text:style-name="Heading_20_2" text:outline-level="2">Lehramt</text:h>
      <text:list xml:id="list3117095709236867145" text:style-name="L60">
        <text:list-item>
          <text:p text:style-name="P61">Agrarwissenschaft (LA BA Berufskolleg) </text:p>
        </text:list-item>
        <text:list-item>
          <text:p text:style-name="P61">Agrarwissenschaft (LA MA Berufskolleg) </text:p>
        </text:list-item>
        <text:list-item>
          <text:p text:style-name="P61">Bildungswissenschaften (LA BA Berufskolleg) </text:p>
        </text:list-item>
        <text:list-item>
          <text:p text:style-name="P61">Bildungswissenschaften (LA BA Gym Ge) </text:p>
        </text:list-item>
        <text:list-item>
          <text:p text:style-name="P61">Bildungswissenschaften (LA MA Berufskolleg) </text:p>
        </text:list-item>
        <text:list-item>
          <text:p text:style-name="P61">Bildungswissenschaften (LA MA Gym Ge) </text:p>
        </text:list-item>
        <text:list-item>
          <text:p text:style-name="P61">Biologie (LA BA Gym Ge) </text:p>
        </text:list-item>
        <text:list-item>
          <text:p text:style-name="P61">Biologie (LA MA Gym Ge) </text:p>
        </text:list-item>
        <text:list-item>
          <text:p text:style-name="P61">Chemie (LA BA Gym Ge) </text:p>
        </text:list-item>
        <text:list-item>
          <text:p text:style-name="P61">Chemie (LA MA Gym Ge) </text:p>
        </text:list-item>
        <text:list-item>
          <text:p text:style-name="P61"><text:soft-page-break/>Deutsch (LA BA Gym Ge) </text:p>
        </text:list-item>
        <text:list-item>
          <text:p text:style-name="P61">Deutsch (LA MA Gym Ge) </text:p>
        </text:list-item>
        <text:list-item>
          <text:p text:style-name="P61">Didaktik der Geschichte (Promotion) </text:p>
        </text:list-item>
        <text:list-item>
          <text:p text:style-name="P61">Didaktik der Naturwissenschaften (Promotion) </text:p>
        </text:list-item>
        <text:list-item>
          <text:p text:style-name="P61">Englisch (LA BA Gym Ge) </text:p>
        </text:list-item>
        <text:list-item>
          <text:p text:style-name="P61">Englisch (LA MA Gym Ge) </text:p>
        </text:list-item>
        <text:list-item>
          <text:p text:style-name="P61">Ernährungs- und Hauswirtschaftswissenschaft (LA BA Berufskolleg) </text:p>
        </text:list-item>
        <text:list-item>
          <text:p text:style-name="P61">Ernährungs- und Hauswirtschaftswissenschaft (LA MA Berufskolleg) </text:p>
        </text:list-item>
        <text:list-item>
          <text:p text:style-name="P61">Evangelische Religionslehre (LA MA Gym Ge) </text:p>
        </text:list-item>
        <text:list-item>
          <text:p text:style-name="P61">Evangelische Religionslehre (LA BA Gym Ge) </text:p>
        </text:list-item>
        <text:list-item>
          <text:p text:style-name="P61">Französisch (LA BA Gym Ge) </text:p>
        </text:list-item>
        <text:list-item>
          <text:p text:style-name="P61">Französisch (LA MA Gym Ge) </text:p>
        </text:list-item>
        <text:list-item>
          <text:p text:style-name="P61">Geographie (LA BA Gym Ge) </text:p>
        </text:list-item>
        <text:list-item>
          <text:p text:style-name="P61">Geographie (LA MA Gym Ge) </text:p>
        </text:list-item>
        <text:list-item>
          <text:p text:style-name="P61">Geschichte (LA BA Gym Ge) </text:p>
        </text:list-item>
        <text:list-item>
          <text:p text:style-name="P61">Geschichte (LA MA Gym Ge) </text:p>
        </text:list-item>
        <text:list-item>
          <text:p text:style-name="P61">Informatik (LA BA Gym Ge) </text:p>
        </text:list-item>
        <text:list-item>
          <text:p text:style-name="P61">Informatik (LA MA Gym Ge) </text:p>
        </text:list-item>
        <text:list-item>
          <text:p text:style-name="P61">Italienisch (LA BA Gym Ge) </text:p>
        </text:list-item>
        <text:list-item>
          <text:p text:style-name="P61">Italienisch (LA MA Gym Ge) </text:p>
        </text:list-item>
        <text:list-item>
          <text:p text:style-name="P61">Katholische Religionslehre (LA MA Gym Ge) </text:p>
        </text:list-item>
        <text:list-item>
          <text:p text:style-name="P61">Katholische Religionslehre (LA BA Gym Ge) </text:p>
        </text:list-item>
        <text:list-item>
          <text:p text:style-name="P61">Lebensmitteltechnologie (Lebensmitteltechnik) (LA BA Berufskolleg) </text:p>
        </text:list-item>
        <text:list-item>
          <text:p text:style-name="P61">Lebensmitteltechnologie (Lebensmitteltechnik) (LA MA Berufskolleg) </text:p>
        </text:list-item>
        <text:list-item>
          <text:p text:style-name="P61">Markt und Konsum (LA BA Berufskolleg) </text:p>
        </text:list-item>
        <text:list-item>
          <text:p text:style-name="P61">Markt und Konsum (LA MA Berufskolleg) </text:p>
        </text:list-item>
        <text:list-item>
          <text:p text:style-name="P61">Mathematik (LA BA Gym Ge) </text:p>
        </text:list-item>
        <text:list-item>
          <text:p text:style-name="P61">Mathematik (LA MA Gym Ge) </text:p>
        </text:list-item>
        <text:list-item>
          <text:p text:style-name="P61">Pflanzenwissenschaften (Pflanzenbau) (LA BA Berufskolleg) </text:p>
        </text:list-item>
        <text:list-item>
          <text:p text:style-name="P61">Pflanzenwissenschaften (Pflanzenbau) (LA MA Berufskolleg) </text:p>
        </text:list-item>
        <text:list-item>
          <text:p text:style-name="P61">Philosophie (LA BA Gym Ge) </text:p>
        </text:list-item>
        <text:list-item>
          <text:p text:style-name="P61">Philosophie (LA MA Gym Ge) </text:p>
        </text:list-item>
        <text:list-item>
          <text:p text:style-name="P61">Physik (LA BA Gym Ge) </text:p>
        </text:list-item>
        <text:list-item>
          <text:p text:style-name="P61">Physik (LA MA Gym Ge) </text:p>
        </text:list-item>
        <text:list-item>
          <text:p text:style-name="P61">Sozialwissenschaften (LA BA Gym Ge) </text:p>
        </text:list-item>
        <text:list-item>
          <text:p text:style-name="P61">Sozialwissenschaften (LA MA Gym Ge) </text:p>
        </text:list-item>
        <text:list-item>
          <text:p text:style-name="P61">Spanisch (LA BA Gym Ge) </text:p>
        </text:list-item>
        <text:list-item>
          <text:p text:style-name="P61">Spanisch (LA MA Gym Ge) </text:p>
        </text:list-item>
        <text:list-item>
          <text:p text:style-name="P61">Tierwissenschaften (Tierhaltung) (LA BA Berufskolleg) </text:p>
        </text:list-item>
        <text:list-item>
          <text:p text:style-name="P61">Tierwissenschaften (Tierhaltung) (LA MA Berufskolleg) </text:p>
        </text:list-item>
        <text:list-item>
          <text:p text:style-name="P61"><text:soft-page-break/>Wirtschafts- und Sozialwissenschaften des Landbaus (LA BA Berufskolleg) </text:p>
        </text:list-item>
        <text:list-item>
          <text:p text:style-name="P22">Wirtschafts- und Sozialwissenschaften des Landbaus (LA MA Berufskolleg) </text:p>
        </text:list-item>
      </text:list>
      <text:h text:style-name="Heading_20_2" text:outline-level="2">Mathematik</text:h>
      <text:list xml:id="list4484818478814620155" text:style-name="L61">
        <text:list-item>
          <text:p text:style-name="P62">Mathematics (Master of Science) </text:p>
        </text:list-item>
        <text:list-item>
          <text:p text:style-name="P62">Mathematik (Bachelor of Science) </text:p>
        </text:list-item>
        <text:list-item>
          <text:p text:style-name="P23">Mathematik (Promotion) </text:p>
        </text:list-item>
      </text:list>
      <text:h text:style-name="Heading_20_2" text:outline-level="2">Medienwissenschaften</text:h>
      <text:list xml:id="list7672046991041353133" text:style-name="L62">
        <text:list-item>
          <text:p text:style-name="P63">Kommunikationsforschung und Phonetik (Promotion) </text:p>
        </text:list-item>
        <text:list-item>
          <text:p text:style-name="P63">Kommunikationswissenschaften (Bachelor of Arts) </text:p>
        </text:list-item>
        <text:list-item>
          <text:p text:style-name="P63">Medienkommunikation (Bachelor of Arts) </text:p>
        </text:list-item>
        <text:list-item>
          <text:p text:style-name="P63">Medienwissenschaft (Bachelor of Arts) </text:p>
        </text:list-item>
        <text:list-item>
          <text:p text:style-name="P63">Medienwissenschaft (Master of Arts) </text:p>
        </text:list-item>
        <text:list-item>
          <text:p text:style-name="P63">Medienwissenschaft (Promotion) </text:p>
        </text:list-item>
        <text:list-item>
          <text:p text:style-name="P63">Sprachlernforschung (Bachelor of Arts) </text:p>
        </text:list-item>
        <text:list-item>
          <text:p text:style-name="P63">Sprachliche Kommunikation (Bachelor of Arts) </text:p>
        </text:list-item>
        <text:list-item>
          <text:p text:style-name="P24">Übersetzungswissenschaft (Promotion) </text:p>
        </text:list-item>
      </text:list>
      <text:h text:style-name="Heading_20_2" text:outline-level="2">Medizin Klinik</text:h>
      <text:list xml:id="list3109431781214081532" text:style-name="L63">
        <text:list-item>
          <text:p text:style-name="P64">Epidemiologie (Med.Doc/Doc.of Philosophy) </text:p>
        </text:list-item>
        <text:list-item>
          <text:p text:style-name="P64">Epidemiologie (Doctor of Philosophy) </text:p>
        </text:list-item>
        <text:list-item>
          <text:p text:style-name="P64">Experimentelle Medizin (Med.Doc/Doc.of Philosophy) </text:p>
        </text:list-item>
        <text:list-item>
          <text:p text:style-name="P64">Experimentelle Medizin (Doctor of Philosophy) </text:p>
        </text:list-item>
        <text:list-item>
          <text:p text:style-name="P64">Klinische Immunologie (Doctor of Philosophy) </text:p>
        </text:list-item>
        <text:list-item>
          <text:p text:style-name="P64">Klinische Medizin (Med.Doc/Doc.of Philosophy) </text:p>
        </text:list-item>
        <text:list-item>
          <text:p text:style-name="P64">Medizin (Promotion) </text:p>
        </text:list-item>
        <text:list-item>
          <text:p text:style-name="P64">Medizin (Staatsex.) [nach Physikum] </text:p>
        </text:list-item>
        <text:list-item>
          <text:p text:style-name="P64">Medizinische Biometrie (Med.Doc/Doc.of Philosophy) </text:p>
        </text:list-item>
        <text:list-item>
          <text:p text:style-name="P64">Medizinische Biometrie (Doctor of Philosophy) </text:p>
        </text:list-item>
        <text:list-item>
          <text:p text:style-name="P64">Medizinische Neurowissenschaften (Med.Doc/Doc.of Philosophy) </text:p>
        </text:list-item>
        <text:list-item>
          <text:p text:style-name="P64">Medizinische Psychologie (Doctor of Philosophy) </text:p>
        </text:list-item>
        <text:list-item>
          <text:p text:style-name="P64">Medizinische Soziologie (Doctor of Philosophy) </text:p>
        </text:list-item>
        <text:list-item>
          <text:p text:style-name="P64">Public Health (Med.Doc/Doc.of Philosophy) </text:p>
        </text:list-item>
        <text:list-item>
          <text:p text:style-name="P64">Versorgungsforschung (Med.Doc/Doc.of Philosophy) </text:p>
        </text:list-item>
        <text:list-item>
          <text:p text:style-name="P25">Versorgungsforschung (Doctor of Philosophy) </text:p>
        </text:list-item>
      </text:list>
      <text:h text:style-name="Heading_20_2" text:outline-level="2">Medizin-Vorklinik</text:h>
      <text:list xml:id="list6332189630328240823" text:style-name="L64">
        <text:list-item>
          <text:p text:style-name="P65">Medizin (Staatsex.) [bis einschl. Physikum] </text:p>
        </text:list-item>
        <text:list-item>
          <text:p text:style-name="P26"><text:soft-page-break/>Klinische Medizintechnik (Master) </text:p>
        </text:list-item>
      </text:list>
      <text:h text:style-name="Heading_20_2" text:outline-level="2">Meteorologie</text:h>
      <text:list xml:id="list3121683281454714655" text:style-name="L65">
        <text:list-item>
          <text:p text:style-name="P66">Meteorologie (Bachelor of Science) </text:p>
        </text:list-item>
        <text:list-item>
          <text:p text:style-name="P66">Meteorologie (Promotion) </text:p>
        </text:list-item>
        <text:list-item>
          <text:p text:style-name="P27">Physik der Erde und Atmosphäre (Master of Science) </text:p>
        </text:list-item>
      </text:list>
      <text:h text:style-name="Heading_20_2" text:outline-level="2">Molekulare Biomedizin</text:h>
      <text:list xml:id="list5589437789596315706" text:style-name="L66">
        <text:list-item>
          <text:p text:style-name="P67">Biochemistry (Master of Science) </text:p>
        </text:list-item>
        <text:list-item>
          <text:p text:style-name="P67">Immunobiology: from molecules to integrative systems (Master of Science) </text:p>
        </text:list-item>
        <text:list-item>
          <text:p text:style-name="P67">Life and Medical Sciences (Master of Science) </text:p>
        </text:list-item>
        <text:list-item>
          <text:p text:style-name="P67">Molekulare Biomedizin (Bachelor of Science) </text:p>
        </text:list-item>
        <text:list-item>
          <text:p text:style-name="P28">Molekulare Biomedizin (Promotion) </text:p>
        </text:list-item>
      </text:list>
      <text:h text:style-name="Heading_20_2" text:outline-level="2">Musikwissenschaft</text:h>
      <text:list xml:id="list6186149973064783377" text:style-name="L67">
        <text:list-item>
          <text:p text:style-name="P68">Musikwissenschaft/Sound Studies (Bachelor of Arts) </text:p>
        </text:list-item>
        <text:list-item>
          <text:p text:style-name="P68">Musikwissenschaft (Bachelor of Arts) </text:p>
        </text:list-item>
        <text:list-item>
          <text:p text:style-name="P68">Musikwissenschaft (Promotion) </text:p>
        </text:list-item>
        <text:list-item>
          <text:p text:style-name="P29">Sound Studies (Master of Arts) </text:p>
        </text:list-item>
      </text:list>
      <text:h text:style-name="Heading_20_2" text:outline-level="2">Neuroscience</text:h>
      <text:list xml:id="list1101297225595248603" text:style-name="L68">
        <text:list-item>
          <text:p text:style-name="P69">Neurosciences (Master of Science) </text:p>
        </text:list-item>
        <text:list-item>
          <text:p text:style-name="P30">Neurowissenschaften (Promotion) </text:p>
        </text:list-item>
      </text:list>
      <text:h text:style-name="Heading_20_2" text:outline-level="2">Orient Asia</text:h>
      <text:list xml:id="list7740993175755984690" text:style-name="L69">
        <text:list-item>
          <text:p text:style-name="P70">Arabistik (Promotion) </text:p>
        </text:list-item>
        <text:list-item>
          <text:p text:style-name="P70">Asiatische und Orientalische Schwerpunktsprachen (Bachelor of Arts) </text:p>
        </text:list-item>
        <text:list-item>
          <text:p text:style-name="P70">Asienwissenschaften (Bachelor of Arts) </text:p>
        </text:list-item>
        <text:list-item>
          <text:p text:style-name="P70">Asienwissenschaften (Master of Arts) </text:p>
        </text:list-item>
        <text:list-item>
          <text:p text:style-name="P70">Chinesisch (Bachelor of Arts) </text:p>
        </text:list-item>
        <text:list-item>
          <text:p text:style-name="P70">Indologie (Bachelor of Arts) </text:p>
        </text:list-item>
        <text:list-item>
          <text:p text:style-name="P70">Islamwissenschaft/Nahostsprachen (Bachelor of Arts) </text:p>
        </text:list-item>
        <text:list-item>
          <text:p text:style-name="P70">Islamwissenschaft (Promotion) </text:p>
        </text:list-item>
        <text:list-item>
          <text:p text:style-name="P70">Japanisch (Bachelor of Arts) </text:p>
        </text:list-item>
        <text:list-item>
          <text:p text:style-name="P70">Japanologie (Promotion) </text:p>
        </text:list-item>
        <text:list-item>
          <text:p text:style-name="P70">Koreanisch (Bachelor of Arts) </text:p>
        </text:list-item>
        <text:list-item>
          <text:p text:style-name="P70">Mongolistik (Promotion) </text:p>
        </text:list-item>
        <text:list-item>
          <text:p text:style-name="P70">Orientalische Kunstgeschichte (Promotion) </text:p>
        </text:list-item>
        <text:list-item>
          <text:p text:style-name="P70"><text:soft-page-break/>Ostasiatische Geschichte (Promotion) </text:p>
        </text:list-item>
        <text:list-item>
          <text:p text:style-name="P70">Regionalwissenschaft Südostasien (Promotion) </text:p>
        </text:list-item>
        <text:list-item>
          <text:p text:style-name="P70">Religionstheorie und interreligiöser Dialog (Promotion) </text:p>
        </text:list-item>
        <text:list-item>
          <text:p text:style-name="P70">Sinologie (Promotion) </text:p>
        </text:list-item>
        <text:list-item>
          <text:p text:style-name="P70">Sprach- u. Kulturwissenschaft Zentralasiens (Promotion) </text:p>
        </text:list-item>
        <text:list-item>
          <text:p text:style-name="P70">Südostasienwissenschaft (Bachelor of Arts) </text:p>
        </text:list-item>
        <text:list-item>
          <text:p text:style-name="P70">Südostasienwissenschaft (Promotion) </text:p>
        </text:list-item>
        <text:list-item>
          <text:p text:style-name="P70">Tibetologie (Bachelor of Arts) </text:p>
        </text:list-item>
        <text:list-item>
          <text:p text:style-name="P70">Tibetologie (Promotion) </text:p>
        </text:list-item>
        <text:list-item>
          <text:p text:style-name="P70">Vergleichende Religionswissenschaft (Bachelor of Arts) </text:p>
        </text:list-item>
        <text:list-item>
          <text:p text:style-name="P31">Vergleichende Religionswissenschaft (Promotion) </text:p>
        </text:list-item>
      </text:list>
      <text:h text:style-name="Heading_20_2" text:outline-level="2">Pharmazie</text:h>
      <text:list xml:id="list2822154841705768682" text:style-name="L70">
        <text:list-item>
          <text:p text:style-name="P71">Arzneimittelforschung (Drug Research) (Master of Science) </text:p>
        </text:list-item>
        <text:list-item>
          <text:p text:style-name="P71">Arzneimittelwissenschaften (Promotion) </text:p>
        </text:list-item>
        <text:list-item>
          <text:p text:style-name="P71">Drug Regulatory Affairs (Master) </text:p>
        </text:list-item>
        <text:list-item>
          <text:p text:style-name="P71">Pharmazie (Promotion) </text:p>
        </text:list-item>
        <text:list-item>
          <text:p text:style-name="P32">Pharmazie (Staatsex.) </text:p>
        </text:list-item>
      </text:list>
      <text:h text:style-name="Heading_20_2" text:outline-level="2">Philosophie</text:h>
      <text:list xml:id="list2829830521688040012" text:style-name="L71">
        <text:list-item>
          <text:p text:style-name="P72">Interreligiöse Studien - Philosophie der Religionen (Master of Arts) </text:p>
        </text:list-item>
        <text:list-item>
          <text:p text:style-name="P72">Philosophie (Bachelor of Arts) </text:p>
        </text:list-item>
        <text:list-item>
          <text:p text:style-name="P72">Philosophie (Master of Arts) </text:p>
        </text:list-item>
        <text:list-item>
          <text:p text:style-name="P33">Philosophie (Promotion) </text:p>
        </text:list-item>
      </text:list>
      <text:h text:style-name="Heading_20_2" text:outline-level="2">Physik/Astronomie</text:h>
      <text:list xml:id="list2743636346258561258" text:style-name="L72">
        <text:list-item>
          <text:p text:style-name="P73">Astronomie/Astrophysik (Promotion o.Ab.Astronomie) </text:p>
        </text:list-item>
        <text:list-item>
          <text:p text:style-name="P73">Astronomie/Astrophysik (Promotion) </text:p>
        </text:list-item>
        <text:list-item>
          <text:p text:style-name="P73">Astrophysik (Master of Science) </text:p>
        </text:list-item>
        <text:list-item>
          <text:p text:style-name="P73">Physik (Bachelor of Science) </text:p>
        </text:list-item>
        <text:list-item>
          <text:p text:style-name="P73">Physik (Master of Science) </text:p>
        </text:list-item>
        <text:list-item>
          <text:p text:style-name="P34">Physik (Promotion) </text:p>
        </text:list-item>
      </text:list>
      <text:h text:style-name="Heading_20_2" text:outline-level="2">Politik &amp; Soziologie</text:h>
      <text:list xml:id="list6320383749531536111" text:style-name="L73">
        <text:list-item>
          <text:p text:style-name="P74">European Studies - Governance and Regulation (Master) </text:p>
        </text:list-item>
        <text:list-item>
          <text:p text:style-name="P74">Gesellschaften, Globalisierung und Entwicklung (Master of Arts) </text:p>
        </text:list-item>
        <text:list-item>
          <text:p text:style-name="P74">Politik und Gesellschaft (Bachelor of Arts) </text:p>
        </text:list-item>
        <text:list-item>
          <text:p text:style-name="P74">Politikwissenschaft (Master of Arts) </text:p>
        </text:list-item>
        <text:list-item>
          <text:p text:style-name="P74">Politische Wissenschaft (Promotion) </text:p>
        </text:list-item>
        <text:list-item>
          <text:p text:style-name="P35"><text:soft-page-break/>Soziologie (Promotion) </text:p>
        </text:list-item>
      </text:list>
      <text:h text:style-name="Heading_20_2" text:outline-level="2">Psychologie</text:h>
      <text:list xml:id="list5345777880179387322" text:style-name="L74">
        <text:list-item>
          <text:p text:style-name="P75">Erziehungswissenschaft (Promotion) </text:p>
        </text:list-item>
        <text:list-item>
          <text:p text:style-name="P75">Pädagogik (Promotion) </text:p>
        </text:list-item>
        <text:list-item>
          <text:p text:style-name="P75">Psychologie (Bachelor of Arts) </text:p>
        </text:list-item>
        <text:list-item>
          <text:p text:style-name="P75">Psychologie (Bachelor of Science) </text:p>
        </text:list-item>
        <text:list-item>
          <text:p text:style-name="P75">Psychologie (Master of Science) </text:p>
        </text:list-item>
        <text:list-item>
          <text:p text:style-name="P75">Psychologie (Promotion) </text:p>
        </text:list-item>
        <text:list-item>
          <text:p text:style-name="P36">Rechtspsychologie (Master) </text:p>
        </text:list-item>
      </text:list>
      <text:h text:style-name="Heading_20_2" text:outline-level="2">Romanistik</text:h>
      <text:list xml:id="list8591888190186358662" text:style-name="L75">
        <text:list-item>
          <text:p text:style-name="P76">Deutsch-Italienische Studien (Bachelor of Arts) </text:p>
        </text:list-item>
        <text:list-item>
          <text:p text:style-name="P76">Deutsch-Italienische Studien (Master of Arts) </text:p>
        </text:list-item>
        <text:list-item>
          <text:p text:style-name="P76">Deutsch-Französische Studien (Bachelor of Arts) </text:p>
        </text:list-item>
        <text:list-item>
          <text:p text:style-name="P76">Deutsch-Französische Studien (Master of Arts) </text:p>
        </text:list-item>
        <text:list-item>
          <text:p text:style-name="P76">Französistik (Bachelor of Arts) </text:p>
        </text:list-item>
        <text:list-item>
          <text:p text:style-name="P76">Hispanistik (Bachelor of Arts) </text:p>
        </text:list-item>
        <text:list-item>
          <text:p text:style-name="P76">Italianistik (Bachelor of Arts) </text:p>
        </text:list-item>
        <text:list-item>
          <text:p text:style-name="P76">Renaissance-Studien (Master of Arts) </text:p>
        </text:list-item>
        <text:list-item>
          <text:p text:style-name="P76">Romanische Philologie, 2 Teilgebiete (Promotion) </text:p>
        </text:list-item>
        <text:list-item>
          <text:p text:style-name="P76">Romanische Philologie (Promotion) </text:p>
        </text:list-item>
        <text:list-item>
          <text:p text:style-name="P76">Romanistik (Bachelor of Arts) </text:p>
        </text:list-item>
        <text:list-item>
          <text:p text:style-name="P76">Romanistik (Master of Arts) </text:p>
        </text:list-item>
        <text:list-item>
          <text:p text:style-name="P76">Romanistik/Französische Philologie (Promotion) </text:p>
        </text:list-item>
        <text:list-item>
          <text:p text:style-name="P76">Romanistik/Iberoromanische Philologie (Promotion) </text:p>
        </text:list-item>
        <text:list-item>
          <text:p text:style-name="P76">Romanistik/Italienische Philologie (Promotion) </text:p>
        </text:list-item>
        <text:list-item>
          <text:p text:style-name="P37">Spanische Kultur im europäischen Kontext (Master of Arts) </text:p>
        </text:list-item>
      </text:list>
      <text:h text:style-name="Heading_20_2" text:outline-level="2">Steinmann</text:h>
      <text:list xml:id="list8545336888561483811" text:style-name="L76">
        <text:list-item>
          <text:p text:style-name="P77">Geologie/Paläontologie (Promotion) </text:p>
        </text:list-item>
        <text:list-item>
          <text:p text:style-name="P77">Geophysik (Promotion) </text:p>
        </text:list-item>
        <text:list-item>
          <text:p text:style-name="P77">Geowissenschaften (Bachelor of Science) </text:p>
        </text:list-item>
        <text:list-item>
          <text:p text:style-name="P77">Geowissenschaften (Master of Science) </text:p>
        </text:list-item>
        <text:list-item>
          <text:p text:style-name="P38">Geowissenschaften (Promotion) </text:p>
        </text:list-item>
      </text:list>
      <text:h text:style-name="Heading_20_2" text:outline-level="2">VWL</text:h>
      <text:list xml:id="list3871802956029537668" text:style-name="L77">
        <text:list-item>
          <text:p text:style-name="P78">Economics (Master of Science) </text:p>
        </text:list-item>
        <text:list-item>
          <text:p text:style-name="P78">Volkswirtschaftslehre (Bachelor of Science) </text:p>
        </text:list-item>
        <text:list-item>
          <text:p text:style-name="P39"><text:soft-page-break/>Volkswirtschaftslehre (Promotion) </text:p>
        </text:list-item>
      </text:list>
      <text:h text:style-name="Heading_20_2" text:outline-level="2">Zahnmedizin</text:h>
      <text:list xml:id="list2268010447283090884" text:style-name="L78">
        <text:list-item>
          <text:p text:style-name="P79">Zahnmedizin (Med.Doc/Doc.of Philosophy) </text:p>
        </text:list-item>
        <text:list-item>
          <text:p text:style-name="P79">Zahnmedizin (Promotion) </text:p>
        </text:list-item>
        <text:list-item>
          <text:p text:style-name="P40">Zahnmedizin (Staatsex.)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6-11-14T22:42:35.733718339</meta:creation-date>
    <dc:date>2016-11-14T22:44:44.847975175</dc:date>
    <dc:creator>Sven Zemanek</dc:creator>
    <meta:editing-duration>PT2M9S</meta:editing-duration>
    <meta:editing-cycles>1</meta:editing-cycles>
    <meta:document-statistic meta:table-count="0" meta:image-count="0" meta:object-count="0" meta:page-count="11" meta:paragraph-count="351" meta:word-count="1731" meta:character-count="13393" meta:non-whitespace-character-count="12013"/>
    <meta:generator>LibreOffice/5.1.4.2$Linux_X86_64 LibreOffice_project/10m0$Build-2</meta:generator>
  </office:meta>
</office:document-meta>
</file>